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EAST</text:p>
          </table:table-cell>
          <table:table-cell table:style-name="ce3"/>
          <table:table-cell table:style-name="ce1" office:value-type="string" calcext:value-type="string">
            <text:p>TOTAL SALES</text:p>
          </table:table-cell>
          <table:table-cell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nQAAW" xlink:type="simple">NEW HAVEN/SHELTO...</text:a>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nVAAW" xlink:type="simple">WETHERSFIELD/HAR...</text:a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MIDWEST</text:p>
          </table:table-cell>
          <table:table-cell table:style-name="ce3"/>
          <table:table-cell table:style-name="ce1" office:value-type="string" calcext:value-type="string">
            <text:p>TOTAL SALES</text:p>
          </table:table-cell>
          <table:table-cell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office:value-type="float" office:value="444" calcext:value-type="float">
            <text:p>444</text:p>
          </table:table-cell>
          <table:table-cell/>
        </table:table-row>
        <table:table-row table:style-name="ro2">
          <table:table-cell office:value-type="string" calcext:value-type="string">
            <text:p><text:a xlink:href="http://yp360fortune.com/office-details.html?officeId=a0s70000000RWoeAAG" xlink:type="simple">MICHIGAN WEST/GR...</text:a></text:p>
          </table:table-cell>
          <table:table-cell/>
          <table:table-cell office:value-type="float" office:value="273" calcext:value-type="float">
            <text:p>273</text:p>
          </table:table-cell>
          <table:table-cell/>
        </table:table-row>
        <table:table-row table:style-name="ro2">
          <table:table-cell office:value-type="string" calcext:value-type="string">
            <text:p><text:a xlink:href="http://yp360fortune.com/office-details.html?officeId=a0s70000000RWp7AAG" xlink:type="simple">AKRON</text:a>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pHAAW" xlink:type="simple">COLUMBUS</text:a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qFAAW" xlink:type="simple">MILWAUKEE</text:a>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oiAAG" xlink:type="simple">ROSEVILLE/LIVONI...</text:a>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oEAAW" xlink:type="simple">INDIANA</text:a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TGS2AAO" xlink:type="simple">MICHIGAN PREMIER</text:a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odAAG" xlink:type="simple">FLINT/MICHIGAN E...</text:a></text:p>
          </table:table-cell>
          <table:table-cell/>
          <table:table-cell table:number-columns-repeated="2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evmAAC" xlink:type="simple">MW REGION NEW ME...</text:a>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nWAAW" xlink:type="simple">OUTSTATE WISCONS...</text:a>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onAAG" xlink:type="simple">TROY</text:a>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pRAAW" xlink:type="simple">DAYTON/TOLEDO</text:a>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pCAAW" xlink:type="simple">CLEVELAND</text:a>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OUT OF REGION</text:p>
          </table:table-cell>
          <table:table-cell table:style-name="ce3"/>
          <table:table-cell table:style-name="ce1" office:value-type="string" calcext:value-type="string">
            <text:p>TOTAL SALES</text:p>
          </table:table-cell>
          <table:table-cell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rSAAW" xlink:type="simple">TAMPA</text:a>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qeAAG" xlink:type="simple">MINNEAPOLIS</text:a>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qyAAG" xlink:type="simple">PHILADELPHIA/NEP...</text:a>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rDAAW" xlink:type="simple">RICHMOND</text:a>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qtAAG" xlink:type="simple">NORTHERN NJ</text:a>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qPAAW" xlink:type="simple">BOSTON/PROVIDENC...</text:a>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rNAAW" xlink:type="simple">SEATTLE</text:a>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qjAAG" xlink:type="simple">NEW YORK/WHITE P...</text:a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qoAAG" xlink:type="simple">NORFOLK</text:a>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r8AAG" xlink:type="simple">PORTLAND</text:a></text:p>
          </table:table-cell>
          <table:table-cell/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r3AAG" xlink:type="simple">PITTSBURGH</text:a>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qKAAW" xlink:type="simple">HARRISBURG</text:a>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oPAAW" xlink:type="simple">BALTIMORE</text:a>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rIAAW" xlink:type="simple">SALT LAKE CITY</text:a>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qzAAG" xlink:type="simple">PHOENIX</text:a>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pXAAW" xlink:type="simple">NORTHERN VA</text:a>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pIAAW" xlink:type="simple">LAS VEGAS</text:a>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qZAAW" xlink:type="simple">LONG ISLAND</text:a>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qUAAW" xlink:type="simple">DENVER</text:a>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SOUTH CENTRAL</text:p>
          </table:table-cell>
          <table:table-cell table:style-name="ce3"/>
          <table:table-cell table:style-name="ce1" office:value-type="string" calcext:value-type="string">
            <text:p>TOTAL SALES</text:p>
          </table:table-cell>
          <table:table-cell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office:value-type="float" office:value="286" calcext:value-type="float">
            <text:p>286</text:p>
          </table:table-cell>
          <table:table-cell/>
        </table:table-row>
        <table:table-row table:style-name="ro2">
          <table:table-cell office:value-type="string" calcext:value-type="string">
            <text:p><text:a xlink:href="http://yp360fortune.com/office-details.html?officeId=a0s70000000RWpgAAG" xlink:type="simple">EAST TENNESSEE/K...</text:a>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mIAAW" xlink:type="simple">NORTHERN ALABAMA</text:a>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plAAG" xlink:type="simple">MIDDLE TENNESSEE...</text:a>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mXAAW" xlink:type="simple">SOUTHERN ALABAMA</text:a>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oOAAW" xlink:type="simple">KENTUCKY</text:a>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pqAAG" xlink:type="simple">WEST TENNESSEE/M...</text:a>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oTAAW" xlink:type="simple">CENTRAL LOUISIAN...</text:a>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oYAAW" xlink:type="simple">SOUTHERN LOUISIA...</text:a>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OUTHEAST</text:p>
          </table:table-cell>
          <table:table-cell table:style-name="ce3"/>
          <table:table-cell table:style-name="ce1" office:value-type="string" calcext:value-type="string">
            <text:p>TOTAL SALES</text:p>
          </table:table-cell>
          <table:table-cell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office:value-type="float" office:value="1808" calcext:value-type="float">
            <text:p>1808</text:p>
          </table:table-cell>
          <table:table-cell/>
        </table:table-row>
        <table:table-row table:style-name="ro2">
          <table:table-cell office:value-type="string" calcext:value-type="string">
            <text:p><text:a xlink:href="http://yp360fortune.com/office-details.html?officeId=a0s70000000RWnpAAG" xlink:type="simple">MIAMI/DORAL</text:a>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oxAAG" xlink:type="simple">CHARLOTTE/GREENS...</text:a>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naAAG" xlink:type="simple">CENTRAL FLORIDA/...</text:a>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SItIAAW" xlink:type="simple">WEST PALM BEACH</text:a>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p2AAG" xlink:type="simple">RALEIGH</text:a>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nkAAG" xlink:type="simple">FORT LAUDERDALE</text:a>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nzAAG" xlink:type="simple">ATLANTA AREA/DUL...</text:a>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pbAAG" xlink:type="simple">GREENVILLE</text:a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mTAAW" xlink:type="simple">FIRST COAST/JACK...</text:a>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nuAAG" xlink:type="simple">SPACE COAST/MELB...</text:a>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o9AAG" xlink:type="simple">SOUTH GEORGIA /A...</text:a>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nfAAG" xlink:type="simple">EMERALD COAST</text:a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pWAAW" xlink:type="simple">COLUMBIA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SOUTHWEST</text:p>
          </table:table-cell>
          <table:table-cell table:style-name="ce3"/>
          <table:table-cell table:style-name="ce1" office:value-type="string" calcext:value-type="string">
            <text:p>TOTAL SALES</text:p>
          </table:table-cell>
          <table:table-cell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osAAG" xlink:type="simple">ST LOUIS</text:a>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qAAAW" xlink:type="simple">SAN ANTONIO</text:a>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pvAAG" xlink:type="simple">DALLAS</text:a>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q0AAG" xlink:type="simple">FORT WORTH</text:a>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p8AAG" xlink:type="simple">OKLAHOMA/TULSA</text:a>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q5AAG" xlink:type="simple">HOUSTON</text:a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pSAAW" xlink:type="simple">AUSTIN/CORPUS CH...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mcAAG" xlink:type="simple">LITTLE ROCK/FAYE...</text:a>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oJAAW" xlink:type="simple">KANSAS CITY/WICH...</text:a>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evrAAC" xlink:type="simple">SW REGION NEW ME...</text:a>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1" office:value-type="string" calcext:value-type="string">
            <text:p>TSALES CYBER SALES</text:p>
          </table:table-cell>
          <table:table-cell table:style-name="ce3"/>
          <table:table-cell table:style-name="ce1" office:value-type="string" calcext:value-type="string">
            <text:p>TOTAL SALES</text:p>
          </table:table-cell>
          <table:table-cell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SC9dAAG" xlink:type="simple">CAROLINAS CALL C...</text:a>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sGAAW" xlink:type="simple">SOUTHERN CALIFOR...</text:a>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rrAAG" xlink:type="simple">JACKSONVILLE</text:a>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s1AAG" xlink:type="simple">NORTHERN CALIFOR...</text:a>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sLAAW" xlink:type="simple">SW REGION/DALLAS...</text:a>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sBAAW" xlink:type="simple">SOUTH CENTRAL RE...</text:a>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bpHAAS" xlink:type="simple">HENDERSON OOR</text:a>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rwAAG" xlink:type="simple">MW REGION/TROY</text:a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sRAAW" xlink:type="simple">WEST CYBER SALES</text:a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sQAAW" xlink:type="simple">SW REGION/ST. LO...</text:a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rcAAG" xlink:type="simple">EAST CYBER SALES</text:a>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s6AAG" xlink:type="simple">CONNECTICUT CALL...</text:a>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rhAAG" xlink:type="simple">GEORGIA CALL CEN...</text:a>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rXAAW" xlink:type="simple">CHARLOTTE/OOR</text:a>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WEST</text:p>
          </table:table-cell>
          <table:table-cell table:style-name="ce3"/>
          <table:table-cell table:style-name="ce1" office:value-type="string" calcext:value-type="string">
            <text:p>TOTAL SALES</text:p>
          </table:table-cell>
          <table:table-cell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nBAAW" xlink:type="simple">SACRAMENTO/RENO</text:a>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mmAAG" xlink:type="simple">FRESNO/STOCKTON/...</text:a>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n7AAG" xlink:type="simple">SAN DIEGO</text:a>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mhAAG" xlink:type="simple">AGOURA HILLS/WOO...</text:a>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mwAAG" xlink:type="simple">LOS ANGELES</text:a>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nGAAW" xlink:type="simple">SAN FRANCISCO</text:a>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n6AAG" xlink:type="simple">ORANGE COUNTY/RI...</text:a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evcAAC" xlink:type="simple">NO CAL NEW MEDIA</text:a>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n1AAG" xlink:type="simple">OAKLAND</text:a>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evhAAC" xlink:type="simple">SO CAL NEW MEDIA</text:a>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://yp360fortune.com/office-details.html?officeId=a0s70000000RWnLAAW" xlink:type="simple">SAN JOSE</text:a>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en Lahey</meta:initial-creator>
    <meta:creation-date>2013-12-01T22:04:34.224211575</meta:creation-date>
    <dc:date>2013-12-01T22:09:36.779839065</dc:date>
    <dc:creator>Karen Lahey</dc:creator>
    <meta:editing-duration>P0D</meta:editing-duration>
    <meta:editing-cycles>1</meta:editing-cycles>
    <meta:document-statistic meta:table-count="1" meta:cell-count="306" meta:object-count="0"/>
    <meta:generator>LibreOffice/4.1.2.3$Linux_X86_64 LibreOffice_project/410m0$Build-3</meta:generator>
  </office:meta>
</office:document-meta>
</file>